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4ba9" officeooo:paragraph-rsid="000b4ba9" style:font-size-asian="10.5pt" style:font-weight-asian="normal" style:font-size-complex="12pt" style:font-weight-complex="normal"/>
    </style:style>
    <style:style style:name="P4" style:family="paragraph" style:parent-style-name="Header">
      <style:text-properties officeooo:rsid="000bb6df" officeooo:paragraph-rsid="000bb6df"/>
    </style:style>
    <style:style style:name="T1" style:family="text">
      <style:text-properties officeooo:rsid="000bb6df"/>
    </style:style>
    <style:style style:name="T2" style:family="text">
      <style:text-properties officeooo:rsid="000c6e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1">a</text:span>utònom</text:p>
      <text:p text:style-name="P1"/>
      <text:p text:style-name="P3">No hi ha tas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3/2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6T21:50:35.212649522</dc:date>
    <meta:editing-duration>PT1M12S</meta:editing-duration>
    <meta:editing-cycles>6</meta:editing-cycles>
    <meta:document-statistic meta:table-count="0" meta:image-count="0" meta:object-count="0" meta:page-count="1" meta:paragraph-count="3" meta:word-count="9" meta:character-count="56" meta:non-whitespace-character-count="49"/>
  </office:meta>
</office:document-meta>
</file>